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hnittpunkte Normalverteilung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1</text:p>
          </table:table-cell>
          <table:table-cell office:value-type="string">
            <text:p>sp2</text:p>
          </table:table-cell>
          <table:table-cell table:number-columns-repeated="2"/>
        </table:table-row>
        <table:table-row table:style-name="ro1">
          <table:table-cell office:value-type="string">
            <text:p>mü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IF(sig1=sig2;0.5*(mü1+mü2);((mü1*sig2^2-mü2*sig1^2)+SQRT((mü1*sig2^2-mü2*sig1^2)^2-(sig2^2-sig1^2)*(mü1^2*sig2^2-mü2^2*sig1^2-2*sig1^2*sig2^2*LN(sig2/sig1))))/(sig2^2-sig1^2))" office:value-type="float" office:value="0.994313937433815">
            <text:p>0,9943139374</text:p>
          </table:table-cell>
          <table:table-cell table:formula="of:=IF(sig1=sig2;0.5*(mü1+mü2);((mü1*sig2^2-mü2*sig1^2)-SQRT((mü1*sig2^2-mü2*sig1^2)^2-(sig2^2-sig1^2)*(mü1^2*sig2^2-mü2^2*sig1^2-2*sig1^2*sig2^2*LN(sig2/sig1))))/(sig2^2-sig1^2))" office:value-type="float" office:value="7.80568606256619">
            <text:p>7,8056860626</text:p>
          </table:table-cell>
          <table:table-cell table:number-columns-repeated="2"/>
        </table:table-row>
        <table:table-row table:style-name="ro1">
          <table:table-cell office:value-type="string">
            <text:p>sig</text:p>
          </table:table-cell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qsig</text:p>
          </table:table-cell>
          <table:table-cell table:formula="of:=[.B3]^2" office:value-type="float" office:value="9">
            <text:p>9</text:p>
          </table:table-cell>
          <table:table-cell table:formula="of:=[.C3]^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>
            <draw:frame table:end-cell-address="'Schnittpunkte Normalverteilung'.O25" table:end-x="1.24cm" table:end-y="0.226cm" draw:z-index="0" draw:style-name="gr1" draw:text-style-name="P1" svg:width="15.999cm" svg:height="8.999cm" svg:x="1.048cm" svg:y="0.26cm">
              <draw:object draw:notify-on-update-of-ranges="'Schnittpunkte Normalverteilung'.A7:'Schnittpunkte Normalverteilung'.A47 'Schnittpunkte Normalverteilung'.B6:'Schnittpunkte Normalverteilung'.B6 'Schnittpunkte Normalverteilung'.B7:'Schnittpunkte Normalverteilung'.B47 'Schnittpunkte Normalverteilung'.A7:'Schnittpunkte Normalverteilung'.A47 'Schnittpunkte Normalverteilung'.C6:'Schnittpunkte Normalverteilung'.C6 'Schnittpunkte Normalverteilung'.C7:'Schnittpunkte Normalverteilung'.C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5"/>
        </table:table-row>
        <table:table-row table:style-name="ro1">
          <table:table-cell office:value-type="float" office:value="-20">
            <text:p>-20</text:p>
          </table:table-cell>
          <table:table-cell table:formula="of:=EXP(-0.5*(([.$A7]-mü1)/sig1)^2)/SQRT((2*PI()*sig1^2))" office:value-type="float" office:value="1.61380619058143E-020">
            <text:p>1,61380619058143E-020</text:p>
          </table:table-cell>
          <table:table-cell table:formula="of:=EXP(-0.5*(([.$A7]-mü2)/sig2)^2)/SQRT(2*PI()*sig2^2)" office:value-type="float" office:value="3.99941387850341E-038">
            <text:p>3,99941387850341E-038</text:p>
          </table:table-cell>
          <table:table-cell/>
          <table:table-cell table:formula="of:=[.B7]-[.C7]" office:value-type="float" office:value="1.61380619058143E-020">
            <text:p>1,61380619058143E-020</text:p>
          </table:table-cell>
          <table:table-cell table:number-columns-repeated="3"/>
        </table:table-row>
        <table:table-row table:style-name="ro1">
          <table:table-cell office:value-type="float" office:value="-19">
            <text:p>-19</text:p>
          </table:table-cell>
          <table:table-cell table:formula="of:=EXP(-0.5*(([.$A8]-mü1)/sig1)^2)/SQRT((2*PI()*sig1^2))" office:value-type="float" office:value="3.42659119055631E-019">
            <text:p>3,42659119055631E-019</text:p>
          </table:table-cell>
          <table:table-cell table:formula="of:=EXP(-0.5*(([.$A8]-mü2)/sig2)^2)/SQRT(2*PI()*sig2^2)" office:value-type="float" office:value="2.34759767898757E-035">
            <text:p>2,34759767898757E-035</text:p>
          </table:table-cell>
          <table:table-cell/>
          <table:table-cell table:formula="of:=[.B8]-[.C8]" office:value-type="float" office:value="3.42659119055631E-019">
            <text:p>3,42659119055631E-019</text:p>
          </table:table-cell>
          <table:table-cell table:number-columns-repeated="3"/>
        </table:table-row>
        <table:table-row table:style-name="ro1">
          <table:table-cell office:value-type="float" office:value="-18">
            <text:p>-18</text:p>
          </table:table-cell>
          <table:table-cell table:formula="of:=EXP(-0.5*(([.$A9]-mü1)/sig1)^2)/SQRT((2*PI()*sig1^2))" office:value-type="float" office:value="6.51055884397383E-018">
            <text:p>6,51055884397383E-018</text:p>
          </table:table-cell>
          <table:table-cell table:formula="of:=EXP(-0.5*(([.$A9]-mü2)/sig2)^2)/SQRT(2*PI()*sig2^2)" office:value-type="float" office:value="1.07319186783153E-032">
            <text:p>1,07319186783153E-032</text:p>
          </table:table-cell>
          <table:table-cell/>
          <table:table-cell table:formula="of:=[.B9]-[.C9]" office:value-type="float" office:value="6.51055884397382E-018">
            <text:p>6,51055884397382E-018</text:p>
          </table:table-cell>
          <table:table-cell table:number-columns-repeated="3"/>
        </table:table-row>
        <table:table-row table:style-name="ro1">
          <table:table-cell office:value-type="float" office:value="-17">
            <text:p>-17</text:p>
          </table:table-cell>
          <table:table-cell table:formula="of:=EXP(-0.5*(([.$A10]-mü1)/sig1)^2)/SQRT((2*PI()*sig1^2))" office:value-type="float" office:value="1.10692781497574E-016">
            <text:p>1,10692781497574E-016</text:p>
          </table:table-cell>
          <table:table-cell table:formula="of:=EXP(-0.5*(([.$A10]-mü2)/sig2)^2)/SQRT(2*PI()*sig2^2)" office:value-type="float" office:value="3.8208277057936E-030">
            <text:p>3,8208277057936E-030</text:p>
          </table:table-cell>
          <table:table-cell/>
          <table:table-cell table:formula="of:=[.B10]-[.C10]" office:value-type="float" office:value="1.1069278149757E-016">
            <text:p>1,1069278149757E-016</text:p>
          </table:table-cell>
          <table:table-cell table:number-columns-repeated="3"/>
        </table:table-row>
        <table:table-row table:style-name="ro1">
          <table:table-cell office:value-type="float" office:value="-16">
            <text:p>-16</text:p>
          </table:table-cell>
          <table:table-cell table:formula="of:=EXP(-0.5*(([.$A11]-mü1)/sig1)^2)/SQRT((2*PI()*sig1^2))" office:value-type="float" office:value="1.68409036117896E-015">
            <text:p>1,68409036117896E-015</text:p>
          </table:table-cell>
          <table:table-cell table:formula="of:=EXP(-0.5*(([.$A11]-mü2)/sig2)^2)/SQRT(2*PI()*sig2^2)" office:value-type="float" office:value="1.05940962675468E-027">
            <text:p>1,05940962675468E-027</text:p>
          </table:table-cell>
          <table:table-cell/>
          <table:table-cell table:formula="of:=[.B11]-[.C11]" office:value-type="float" office:value="1.6840903611779E-015">
            <text:p>1,6840903611779E-015</text:p>
          </table:table-cell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formula="of:=EXP(-0.5*(([.$A12]-mü1)/sig1)^2)/SQRT((2*PI()*sig1^2))" office:value-type="float" office:value="0.0000000000000229274913035561">
            <text:p>2,29274913035561E-014</text:p>
          </table:table-cell>
          <table:table-cell table:formula="of:=EXP(-0.5*(([.$A12]-mü2)/sig2)^2)/SQRT(2*PI()*sig2^2)" office:value-type="float" office:value="2.2876877952604E-025">
            <text:p>2,2876877952604E-025</text:p>
          </table:table-cell>
          <table:table-cell/>
          <table:table-cell table:formula="of:=[.B12]-[.C12]" office:value-type="float" office:value="0.0000000000000229274913033274">
            <text:p>2,29274913033274E-014</text:p>
          </table:table-cell>
          <table:table-cell table:number-columns-repeated="3"/>
        </table:table-row>
        <table:table-row table:style-name="ro1">
          <table:table-cell office:value-type="float" office:value="-14">
            <text:p>-14</text:p>
          </table:table-cell>
          <table:table-cell table:formula="of:=EXP(-0.5*(([.$A13]-mü1)/sig1)^2)/SQRT((2*PI()*sig1^2))" office:value-type="float" office:value="0.000000000000279314024339656">
            <text:p>2,79314024339656E-013</text:p>
          </table:table-cell>
          <table:table-cell table:formula="of:=EXP(-0.5*(([.$A13]-mü2)/sig2)^2)/SQRT(2*PI()*sig2^2)" office:value-type="float" office:value="3.84729931335321E-023">
            <text:p>3,84729931335321E-023</text:p>
          </table:table-cell>
          <table:table-cell/>
          <table:table-cell table:formula="of:=[.B13]-[.C13]" office:value-type="float" office:value="0.000000000000279314024301183">
            <text:p>2,79314024301183E-013</text:p>
          </table:table-cell>
          <table:table-cell table:number-columns-repeated="3"/>
        </table:table-row>
        <table:table-row table:style-name="ro1">
          <table:table-cell office:value-type="float" office:value="-13">
            <text:p>-13</text:p>
          </table:table-cell>
          <table:table-cell table:formula="of:=EXP(-0.5*(([.$A14]-mü1)/sig1)^2)/SQRT((2*PI()*sig1^2))" office:value-type="float" office:value="0.0000000000030449068027882">
            <text:p>3,0449068027882E-012</text:p>
          </table:table-cell>
          <table:table-cell table:formula="of:=EXP(-0.5*(([.$A14]-mü2)/sig2)^2)/SQRT(2*PI()*sig2^2)" office:value-type="float" office:value="5.03896769715001E-021">
            <text:p>5,03896769715001E-021</text:p>
          </table:table-cell>
          <table:table-cell/>
          <table:table-cell table:formula="of:=[.B14]-[.C14]" office:value-type="float" office:value="0.00000000000304490679774923">
            <text:p>3,04490679774923E-012</text:p>
          </table:table-cell>
          <table:table-cell table:number-columns-repeated="3"/>
        </table:table-row>
        <table:table-row table:style-name="ro1">
          <table:table-cell office:value-type="float" office:value="-12">
            <text:p>-12</text:p>
          </table:table-cell>
          <table:table-cell table:formula="of:=EXP(-0.5*(([.$A15]-mü1)/sig1)^2)/SQRT((2*PI()*sig1^2))" office:value-type="float" office:value="0.0000000000297030006245072">
            <text:p>2,97030006245072E-011</text:p>
          </table:table-cell>
          <table:table-cell table:formula="of:=EXP(-0.5*(([.$A15]-mü2)/sig2)^2)/SQRT(2*PI()*sig2^2)" office:value-type="float" office:value="5.13988678583446E-019">
            <text:p>5,13988678583446E-019</text:p>
          </table:table-cell>
          <table:table-cell/>
          <table:table-cell table:formula="of:=[.B15]-[.C15]" office:value-type="float" office:value="0.0000000000297030001105185">
            <text:p>2,97030001105185E-011</text:p>
          </table:table-cell>
          <table:table-cell table:number-columns-repeated="3"/>
        </table:table-row>
        <table:table-row table:style-name="ro1">
          <table:table-cell office:value-type="float" office:value="-11">
            <text:p>-11</text:p>
          </table:table-cell>
          <table:table-cell table:formula="of:=EXP(-0.5*(([.$A16]-mü1)/sig1)^2)/SQRT((2*PI()*sig1^2))" office:value-type="float" office:value="0.00000000025928160226899">
            <text:p>2,5928160226899E-010</text:p>
          </table:table-cell>
          <table:table-cell table:formula="of:=EXP(-0.5*(([.$A16]-mü2)/sig2)^2)/SQRT(2*PI()*sig2^2)" office:value-type="float" office:value="4.08311781583478E-017">
            <text:p>4,08311781583478E-017</text:p>
          </table:table-cell>
          <table:table-cell/>
          <table:table-cell table:formula="of:=[.B16]-[.C16]" office:value-type="float" office:value="0.000000000259281561437812">
            <text:p>2,59281561437812E-010</text:p>
          </table:table-cell>
          <table:table-cell table:number-columns-repeated="3"/>
        </table:table-row>
        <table:table-row table:style-name="ro1">
          <table:table-cell office:value-type="float" office:value="-10">
            <text:p>-10</text:p>
          </table:table-cell>
          <table:table-cell table:formula="of:=EXP(-0.5*(([.$A17]-mü1)/sig1)^2)/SQRT((2*PI()*sig1^2))" office:value-type="float" office:value="0.00000000202529428327443">
            <text:p>0,000000002</text:p>
          </table:table-cell>
          <table:table-cell table:formula="of:=EXP(-0.5*(([.$A17]-mü2)/sig2)^2)/SQRT(2*PI()*sig2^2)" office:value-type="float" office:value="2.52613554176845E-015">
            <text:p>2,52613554176845E-015</text:p>
          </table:table-cell>
          <table:table-cell/>
          <table:table-cell table:formula="of:=[.B17]-[.C17]" office:value-type="float" office:value="0.00000000202529175713889">
            <text:p>0,000000002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table:formula="of:=EXP(-0.5*(([.$A18]-mü1)/sig1)^2)/SQRT((2*PI()*sig1^2))" office:value-type="float" office:value="0.0000000141562958215163">
            <text:p>1,41562958215163E-008</text:p>
          </table:table-cell>
          <table:table-cell table:formula="of:=EXP(-0.5*(([.$A18]-mü2)/sig2)^2)/SQRT(2*PI()*sig2^2)" office:value-type="float" office:value="0.000000000000121716026651451">
            <text:p>1,21716026651451E-013</text:p>
          </table:table-cell>
          <table:table-cell/>
          <table:table-cell table:formula="of:=[.B18]-[.C18]" office:value-type="float" office:value="0.0000000141561741054896">
            <text:p>1,41561741054896E-008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table:formula="of:=EXP(-0.5*(([.$A19]-mü1)/sig1)^2)/SQRT((2*PI()*sig1^2))" office:value-type="float" office:value="0.0000000885433969507304">
            <text:p>8,85433969507304E-008</text:p>
          </table:table-cell>
          <table:table-cell table:formula="of:=EXP(-0.5*(([.$A19]-mü2)/sig2)^2)/SQRT(2*PI()*sig2^2)" office:value-type="float" office:value="0.0000000000045673602041823">
            <text:p>4,5673602041823E-012</text:p>
          </table:table-cell>
          <table:table-cell/>
          <table:table-cell table:formula="of:=[.B19]-[.C19]" office:value-type="float" office:value="0.0000000885388295905262">
            <text:p>8,85388295905262E-008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formula="of:=EXP(-0.5*(([.$A20]-mü1)/sig1)^2)/SQRT((2*PI()*sig1^2))" office:value-type="float" office:value="0.000000495573171578099">
            <text:p>4,95573171578099E-007</text:p>
          </table:table-cell>
          <table:table-cell table:formula="of:=EXP(-0.5*(([.$A20]-mü2)/sig2)^2)/SQRT(2*PI()*sig2^2)" office:value-type="float" office:value="0.000000000133477830738143">
            <text:p>1,33477830738143E-010</text:p>
          </table:table-cell>
          <table:table-cell/>
          <table:table-cell table:formula="of:=[.B20]-[.C20]" office:value-type="float" office:value="0.000000495439693747361">
            <text:p>4,95439693747361E-007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table:formula="of:=EXP(-0.5*(([.$A21]-mü1)/sig1)^2)/SQRT((2*PI()*sig1^2))" office:value-type="float" office:value="0.00000248201529021">
            <text:p>0,000002482</text:p>
          </table:table-cell>
          <table:table-cell table:formula="of:=EXP(-0.5*(([.$A21]-mü2)/sig2)^2)/SQRT(2*PI()*sig2^2)" office:value-type="float" office:value="0.00000000303794142491164">
            <text:p>0,000000003</text:p>
          </table:table-cell>
          <table:table-cell/>
          <table:table-cell table:formula="of:=[.B21]-[.C21]" office:value-type="float" office:value="0.00000247897734878509">
            <text:p>0,000002479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formula="of:=EXP(-0.5*(([.$A22]-mü1)/sig1)^2)/SQRT((2*PI()*sig1^2))" office:value-type="float" office:value="0.0000111236207985461">
            <text:p>1,11236207985461E-005</text:p>
          </table:table-cell>
          <table:table-cell table:formula="of:=EXP(-0.5*(([.$A22]-mü2)/sig2)^2)/SQRT(2*PI()*sig2^2)" office:value-type="float" office:value="0.0000000538488002127164">
            <text:p>5,38488002127164E-008</text:p>
          </table:table-cell>
          <table:table-cell/>
          <table:table-cell table:formula="of:=[.B22]-[.C22]" office:value-type="float" office:value="0.0000110697719983334">
            <text:p>1,10697719983334E-005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formula="of:=EXP(-0.5*(([.$A23]-mü1)/sig1)^2)/SQRT((2*PI()*sig1^2))" office:value-type="float" office:value="0.0000446100752549618">
            <text:p>4,46100752549618E-005</text:p>
          </table:table-cell>
          <table:table-cell table:formula="of:=EXP(-0.5*(([.$A23]-mü2)/sig2)^2)/SQRT(2*PI()*sig2^2)" office:value-type="float" office:value="0.000000743359757367149">
            <text:p>7,43359757367149E-007</text:p>
          </table:table-cell>
          <table:table-cell/>
          <table:table-cell table:formula="of:=[.B23]-[.C23]" office:value-type="float" office:value="0.0000438667154975946">
            <text:p>4,38667154975946E-005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table:formula="of:=EXP(-0.5*(([.$A24]-mü1)/sig1)^2)/SQRT((2*PI()*sig1^2))" office:value-type="float" office:value="0.00016009021720694">
            <text:p>0,0001600902</text:p>
          </table:table-cell>
          <table:table-cell table:formula="of:=EXP(-0.5*(([.$A24]-mü2)/sig2)^2)/SQRT(2*PI()*sig2^2)" office:value-type="float" office:value="0.00000799187055345274">
            <text:p>7,99187055345274E-006</text:p>
          </table:table-cell>
          <table:table-cell/>
          <table:table-cell table:formula="of:=[.B24]-[.C24]" office:value-type="float" office:value="0.000152098346653488">
            <text:p>0,0001520983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table:formula="of:=EXP(-0.5*(([.$A25]-mü1)/sig1)^2)/SQRT((2*PI()*sig1^2))" office:value-type="float" office:value="0.000514092998763702">
            <text:p>0,000514093</text:p>
          </table:table-cell>
          <table:table-cell table:formula="of:=EXP(-0.5*(([.$A25]-mü2)/sig2)^2)/SQRT(2*PI()*sig2^2)" office:value-type="float" office:value="0.0000669151128824427">
            <text:p>6,69151128824427E-005</text:p>
          </table:table-cell>
          <table:table-cell/>
          <table:table-cell table:formula="of:=[.B25]-[.C25]" office:value-type="float" office:value="0.000447177885881259">
            <text:p>0,0004471779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table:formula="of:=EXP(-0.5*(([.$A26]-mü1)/sig1)^2)/SQRT((2*PI()*sig1^2))" office:value-type="float" office:value="0.00147728280397934">
            <text:p>0,0014772828</text:p>
          </table:table-cell>
          <table:table-cell table:formula="of:=EXP(-0.5*(([.$A26]-mü2)/sig2)^2)/SQRT(2*PI()*sig2^2)" office:value-type="float" office:value="0.00043634134752288">
            <text:p>0,0004363413</text:p>
          </table:table-cell>
          <table:table-cell/>
          <table:table-cell table:formula="of:=[.B26]-[.C26]" office:value-type="float" office:value="0.00104094145645646">
            <text:p>0,0010409415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EXP(-0.5*(([.$A27]-mü1)/sig1)^2)/SQRT((2*PI()*sig1^2))" office:value-type="float" office:value="0.00379866200793248">
            <text:p>0,003798662</text:p>
          </table:table-cell>
          <table:table-cell table:formula="of:=EXP(-0.5*(([.$A27]-mü2)/sig2)^2)/SQRT(2*PI()*sig2^2)" office:value-type="float" office:value="0.002215924205969">
            <text:p>0,0022159242</text:p>
          </table:table-cell>
          <table:table-cell/>
          <table:table-cell table:formula="of:=[.B27]-[.C27]" office:value-type="float" office:value="0.00158273780196348">
            <text:p>0,001582737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EXP(-0.5*(([.$A28]-mü1)/sig1)^2)/SQRT((2*PI()*sig1^2))" office:value-type="float" office:value="0.00874062969790316">
            <text:p>0,0087406297</text:p>
          </table:table-cell>
          <table:table-cell table:formula="of:=EXP(-0.5*(([.$A28]-mü2)/sig2)^2)/SQRT(2*PI()*sig2^2)" office:value-type="float" office:value="0.00876415024678427">
            <text:p>0,0087641502</text:p>
          </table:table-cell>
          <table:table-cell/>
          <table:table-cell table:formula="of:=[.B28]-[.C28]" office:value-type="float" office:value="-0.0000235205488811098">
            <text:p>-2,35205488811098E-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EXP(-0.5*(([.$A29]-mü1)/sig1)^2)/SQRT((2*PI()*sig1^2))" office:value-type="float" office:value="0.0179969888377294">
            <text:p>0,0179969888</text:p>
          </table:table-cell>
          <table:table-cell table:formula="of:=EXP(-0.5*(([.$A29]-mü2)/sig2)^2)/SQRT(2*PI()*sig2^2)" office:value-type="float" office:value="0.026995483256594">
            <text:p>0,0269954833</text:p>
          </table:table-cell>
          <table:table-cell/>
          <table:table-cell table:formula="of:=[.B29]-[.C29]" office:value-type="float" office:value="-0.00899849441886468">
            <text:p>-0,008998494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EXP(-0.5*(([.$A30]-mü1)/sig1)^2)/SQRT((2*PI()*sig1^2))" office:value-type="float" office:value="0.0331590462642496">
            <text:p>0,0331590463</text:p>
          </table:table-cell>
          <table:table-cell table:formula="of:=EXP(-0.5*(([.$A30]-mü2)/sig2)^2)/SQRT(2*PI()*sig2^2)" office:value-type="float" office:value="0.0647587978329459">
            <text:p>0,0647587978</text:p>
          </table:table-cell>
          <table:table-cell/>
          <table:table-cell table:formula="of:=[.B30]-[.C30]" office:value-type="float" office:value="-0.0315997515686963">
            <text:p>-0,031599751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EXP(-0.5*(([.$A31]-mü1)/sig1)^2)/SQRT((2*PI()*sig1^2))" office:value-type="float" office:value="0.0546700248919979">
            <text:p>0,0546700249</text:p>
          </table:table-cell>
          <table:table-cell table:formula="of:=EXP(-0.5*(([.$A31]-mü2)/sig2)^2)/SQRT(2*PI()*sig2^2)" office:value-type="float" office:value="0.120985362259572">
            <text:p>0,1209853623</text:p>
          </table:table-cell>
          <table:table-cell/>
          <table:table-cell table:formula="of:=[.B31]-[.C31]" office:value-type="float" office:value="-0.0663153373675738">
            <text:p>-0,066315337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EXP(-0.5*(([.$A32]-mü1)/sig1)^2)/SQRT((2*PI()*sig1^2))" office:value-type="float" office:value="0.0806569081730478">
            <text:p>0,0806569082</text:p>
          </table:table-cell>
          <table:table-cell table:formula="of:=EXP(-0.5*(([.$A32]-mü2)/sig2)^2)/SQRT(2*PI()*sig2^2)" office:value-type="float" office:value="0.17603266338215">
            <text:p>0,1760326634</text:p>
          </table:table-cell>
          <table:table-cell/>
          <table:table-cell table:formula="of:=[.B32]-[.C32]" office:value-type="float" office:value="-0.095375755209102">
            <text:p>-0,095375755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EXP(-0.5*(([.$A33]-mü1)/sig1)^2)/SQRT((2*PI()*sig1^2))" office:value-type="float" office:value="0.106482668507451">
            <text:p>0,1064826685</text:p>
          </table:table-cell>
          <table:table-cell table:formula="of:=EXP(-0.5*(([.$A33]-mü2)/sig2)^2)/SQRT(2*PI()*sig2^2)" office:value-type="float" office:value="0.199471140200716">
            <text:p>0,1994711402</text:p>
          </table:table-cell>
          <table:table-cell/>
          <table:table-cell table:formula="of:=[.B33]-[.C33]" office:value-type="float" office:value="-0.0929884716932656">
            <text:p>-0,092988471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EXP(-0.5*(([.$A34]-mü1)/sig1)^2)/SQRT((2*PI()*sig1^2))" office:value-type="float" office:value="0.125794409230998">
            <text:p>0,1257944092</text:p>
          </table:table-cell>
          <table:table-cell table:formula="of:=EXP(-0.5*(([.$A34]-mü2)/sig2)^2)/SQRT(2*PI()*sig2^2)" office:value-type="float" office:value="0.17603266338215">
            <text:p>0,1760326634</text:p>
          </table:table-cell>
          <table:table-cell/>
          <table:table-cell table:formula="of:=[.B34]-[.C34]" office:value-type="float" office:value="-0.0502382541511521">
            <text:p>-0,050238254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EXP(-0.5*(([.$A35]-mü1)/sig1)^2)/SQRT((2*PI()*sig1^2))" office:value-type="float" office:value="0.132980760133811">
            <text:p>0,1329807601</text:p>
          </table:table-cell>
          <table:table-cell table:formula="of:=EXP(-0.5*(([.$A35]-mü2)/sig2)^2)/SQRT(2*PI()*sig2^2)" office:value-type="float" office:value="0.120985362259572">
            <text:p>0,1209853623</text:p>
          </table:table-cell>
          <table:table-cell/>
          <table:table-cell table:formula="of:=[.B35]-[.C35]" office:value-type="float" office:value="0.0119953978742392">
            <text:p>0,011995397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EXP(-0.5*(([.$A36]-mü1)/sig1)^2)/SQRT((2*PI()*sig1^2))" office:value-type="float" office:value="0.125794409230998">
            <text:p>0,1257944092</text:p>
          </table:table-cell>
          <table:table-cell table:formula="of:=EXP(-0.5*(([.$A36]-mü2)/sig2)^2)/SQRT(2*PI()*sig2^2)" office:value-type="float" office:value="0.0647587978329459">
            <text:p>0,0647587978</text:p>
          </table:table-cell>
          <table:table-cell/>
          <table:table-cell table:formula="of:=[.B36]-[.C36]" office:value-type="float" office:value="0.0610356113980518">
            <text:p>0,061035611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EXP(-0.5*(([.$A37]-mü1)/sig1)^2)/SQRT((2*PI()*sig1^2))" office:value-type="float" office:value="0.106482668507451">
            <text:p>0,1064826685</text:p>
          </table:table-cell>
          <table:table-cell table:formula="of:=EXP(-0.5*(([.$A37]-mü2)/sig2)^2)/SQRT(2*PI()*sig2^2)" office:value-type="float" office:value="0.026995483256594">
            <text:p>0,0269954833</text:p>
          </table:table-cell>
          <table:table-cell/>
          <table:table-cell table:formula="of:=[.B37]-[.C37]" office:value-type="float" office:value="0.0794871852508567">
            <text:p>0,079487185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EXP(-0.5*(([.$A38]-mü1)/sig1)^2)/SQRT((2*PI()*sig1^2))" office:value-type="float" office:value="0.0806569081730478">
            <text:p>0,0806569082</text:p>
          </table:table-cell>
          <table:table-cell table:formula="of:=EXP(-0.5*(([.$A38]-mü2)/sig2)^2)/SQRT(2*PI()*sig2^2)" office:value-type="float" office:value="0.00876415024678427">
            <text:p>0,0087641502</text:p>
          </table:table-cell>
          <table:table-cell/>
          <table:table-cell table:formula="of:=[.B38]-[.C38]" office:value-type="float" office:value="0.0718927579262635">
            <text:p>0,071892757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EXP(-0.5*(([.$A39]-mü1)/sig1)^2)/SQRT((2*PI()*sig1^2))" office:value-type="float" office:value="0.0546700248919979">
            <text:p>0,0546700249</text:p>
          </table:table-cell>
          <table:table-cell table:formula="of:=EXP(-0.5*(([.$A39]-mü2)/sig2)^2)/SQRT(2*PI()*sig2^2)" office:value-type="float" office:value="0.002215924205969">
            <text:p>0,0022159242</text:p>
          </table:table-cell>
          <table:table-cell/>
          <table:table-cell table:formula="of:=[.B39]-[.C39]" office:value-type="float" office:value="0.0524541006860289">
            <text:p>0,052454100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EXP(-0.5*(([.$A40]-mü1)/sig1)^2)/SQRT((2*PI()*sig1^2))" office:value-type="float" office:value="0.0331590462642496">
            <text:p>0,0331590463</text:p>
          </table:table-cell>
          <table:table-cell table:formula="of:=EXP(-0.5*(([.$A40]-mü2)/sig2)^2)/SQRT(2*PI()*sig2^2)" office:value-type="float" office:value="0.00043634134752288">
            <text:p>0,0004363413</text:p>
          </table:table-cell>
          <table:table-cell/>
          <table:table-cell table:formula="of:=[.B40]-[.C40]" office:value-type="float" office:value="0.0327227049167267">
            <text:p>0,032722704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EXP(-0.5*(([.$A41]-mü1)/sig1)^2)/SQRT((2*PI()*sig1^2))" office:value-type="float" office:value="0.0179969888377294">
            <text:p>0,0179969888</text:p>
          </table:table-cell>
          <table:table-cell table:formula="of:=EXP(-0.5*(([.$A41]-mü2)/sig2)^2)/SQRT(2*PI()*sig2^2)" office:value-type="float" office:value="0.0000669151128824427">
            <text:p>6,69151128824427E-005</text:p>
          </table:table-cell>
          <table:table-cell/>
          <table:table-cell table:formula="of:=[.B41]-[.C41]" office:value-type="float" office:value="0.0179300737248469">
            <text:p>0,017930073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EXP(-0.5*(([.$A42]-mü1)/sig1)^2)/SQRT((2*PI()*sig1^2))" office:value-type="float" office:value="0.00874062969790316">
            <text:p>0,0087406297</text:p>
          </table:table-cell>
          <table:table-cell table:formula="of:=EXP(-0.5*(([.$A42]-mü2)/sig2)^2)/SQRT(2*PI()*sig2^2)" office:value-type="float" office:value="0.00000799187055345274">
            <text:p>7,99187055345274E-006</text:p>
          </table:table-cell>
          <table:table-cell/>
          <table:table-cell table:formula="of:=[.B42]-[.C42]" office:value-type="float" office:value="0.00873263782734971">
            <text:p>0,008732637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EXP(-0.5*(([.$A43]-mü1)/sig1)^2)/SQRT((2*PI()*sig1^2))" office:value-type="float" office:value="0.00379866200793248">
            <text:p>0,003798662</text:p>
          </table:table-cell>
          <table:table-cell table:formula="of:=EXP(-0.5*(([.$A43]-mü2)/sig2)^2)/SQRT(2*PI()*sig2^2)" office:value-type="float" office:value="0.000000743359757367149">
            <text:p>7,43359757367149E-007</text:p>
          </table:table-cell>
          <table:table-cell/>
          <table:table-cell table:formula="of:=[.B43]-[.C43]" office:value-type="float" office:value="0.00379791864817511">
            <text:p>0,003797918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EXP(-0.5*(([.$A44]-mü1)/sig1)^2)/SQRT((2*PI()*sig1^2))" office:value-type="float" office:value="0.00147728280397934">
            <text:p>0,0014772828</text:p>
          </table:table-cell>
          <table:table-cell table:formula="of:=EXP(-0.5*(([.$A44]-mü2)/sig2)^2)/SQRT(2*PI()*sig2^2)" office:value-type="float" office:value="0.0000000538488002127164">
            <text:p>5,38488002127164E-008</text:p>
          </table:table-cell>
          <table:table-cell/>
          <table:table-cell table:formula="of:=[.B44]-[.C44]" office:value-type="float" office:value="0.00147722895517912">
            <text:p>0,00147722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EXP(-0.5*(([.$A45]-mü1)/sig1)^2)/SQRT((2*PI()*sig1^2))" office:value-type="float" office:value="0.000514092998763702">
            <text:p>0,000514093</text:p>
          </table:table-cell>
          <table:table-cell table:formula="of:=EXP(-0.5*(([.$A45]-mü2)/sig2)^2)/SQRT(2*PI()*sig2^2)" office:value-type="float" office:value="0.00000000303794142491164">
            <text:p>0,000000003</text:p>
          </table:table-cell>
          <table:table-cell/>
          <table:table-cell table:formula="of:=[.B45]-[.C45]" office:value-type="float" office:value="0.000514089960822277">
            <text:p>0,00051409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EXP(-0.5*(([.$A46]-mü1)/sig1)^2)/SQRT((2*PI()*sig1^2))" office:value-type="float" office:value="0.00016009021720694">
            <text:p>0,0001600902</text:p>
          </table:table-cell>
          <table:table-cell table:formula="of:=EXP(-0.5*(([.$A46]-mü2)/sig2)^2)/SQRT(2*PI()*sig2^2)" office:value-type="float" office:value="0.000000000133477830738143">
            <text:p>1,33477830738143E-010</text:p>
          </table:table-cell>
          <table:table-cell/>
          <table:table-cell table:formula="of:=[.B46]-[.C46]" office:value-type="float" office:value="0.000160090083729109">
            <text:p>0,00016009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EXP(-0.5*(([.$A47]-mü1)/sig1)^2)/SQRT((2*PI()*sig1^2))" office:value-type="float" office:value="0.0000446100752549618">
            <text:p>4,46100752549618E-005</text:p>
          </table:table-cell>
          <table:table-cell table:formula="of:=EXP(-0.5*(([.$A47]-mü2)/sig2)^2)/SQRT(2*PI()*sig2^2)" office:value-type="float" office:value="0.0000000000045673602041823">
            <text:p>4,5673602041823E-012</text:p>
          </table:table-cell>
          <table:table-cell/>
          <table:table-cell table:formula="of:=[.B47]-[.C47]" office:value-type="float" office:value="0.0000446100706876016">
            <text:p>4,46100706876016E-005</text:p>
          </table:table-cell>
          <table:table-cell table:number-columns-repeated="3"/>
        </table:table-row>
        <table:named-expressions/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mü1" table:base-cell-address="$'Schnittpunkte Normalverteilung'.$B$2" table:cell-range-address="$'Schnittpunkte Normalverteilung'.$B$2"/>
        <table:named-range table:name="sig1" table:base-cell-address="$'Schnittpunkte Normalverteilung'.$B$3" table:cell-range-address="$'Schnittpunkte Normalverteilung'.$B$3"/>
        <table:named-range table:name="mü2" table:base-cell-address="$'Schnittpunkte Normalverteilung'.$C$2" table:cell-range-address="$'Schnittpunkte Normalverteilung'.$C$2"/>
        <table:named-range table:name="sig2" table:base-cell-address="$'Schnittpunkte Normalverteilung'.$C$3" table:cell-range-address="$'Schnittpunkte Normalverteilung'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5">05.08.2023</text:date>, <text:time>12:03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sgar Rütten</meta:initial-creator>
    <meta:creation-date>2023-08-05T09:46:49.11</meta:creation-date>
    <dc:date>2023-08-05T12:03:25.37</dc:date>
    <dc:creator>Ansgar Rütten</dc:creator>
    <meta:editing-duration>PT3M11S</meta:editing-duration>
    <meta:editing-cycles>3</meta:editing-cycles>
    <meta:generator>OpenOffice/4.1.14$Win32 OpenOffice.org_project/4114m1$Build-9811</meta:generator>
    <meta:document-statistic meta:table-count="3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91cm" svg:y="3.926cm" style:legend-expansion="high" chart:style-name="ch2"/>
        <chart:plot-area chart:style-name="ch3" table:cell-range-address="'Schnittpunkte Normalverteilung'.A7:'Schnittpunkte Normalverteilung'.C47 'Schnittpunkte Normalverteilung'.B6:'Schnittpunkte Normalverteilung'.C6" chart:data-source-has-labels="row" svg:x="0.77cm" svg:y="0.855cm" svg:width="12.981cm" svg:height="7.545cm">
          <chartooo:coordinate-region svg:x="1.008cm" svg:y="1.067cm" svg:width="12.556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chnittpunkte Normalverteilung'.B7:'Schnittpunkte Normalverteilung'.B47" chart:label-cell-address="'Schnittpunkte Normalverteilung'.B6:'Schnittpunkte Normalverteilung'.B6" chart:class="chart:scatter">
            <chart:domain table:cell-range-address="'Schnittpunkte Normalverteilung'.A7:'Schnittpunkte Normalverteilung'.A47"/>
            <chart:data-point chart:repeated="41"/>
          </chart:series>
          <chart:series chart:style-name="ch7" chart:values-cell-range-address="'Schnittpunkte Normalverteilung'.C7:'Schnittpunkte Normalverteilung'.C47" chart:label-cell-address="'Schnittpunkte Normalverteilung'.C6:'Schnittpunkte Normalverteilung'.C6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1</text:p>
                <draw:g>
                  <svg:desc>'Schnittpunkte Normalverteilung'.B6:'Schnittpunkte Normalverteilung'.B6</svg:desc>
                </draw:g>
              </table:table-cell>
              <table:table-cell office:value-type="string">
                <text:p>f2</text:p>
                <draw:g>
                  <svg:desc>'Schnittpunkte Normalverteilung'.C6:'Schnittpunkte Normalverteilung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'Schnittpunkte Normalverteilung'.A7:'Schnittpunkte Normalverteilung'.A47</svg:desc>
                </draw:g>
              </table:table-cell>
              <table:table-cell office:value-type="float" office:value="1.61380619058143E-020">
                <text:p>1.61380619058143E-020</text:p>
                <draw:g>
                  <svg:desc>'Schnittpunkte Normalverteilung'.B7:'Schnittpunkte Normalverteilung'.B47</svg:desc>
                </draw:g>
              </table:table-cell>
              <table:table-cell office:value-type="float" office:value="3.99941387850341E-038">
                <text:p>3.99941387850341E-038</text:p>
                <draw:g>
                  <svg:desc>'Schnittpunkte Normalverteilung'.C7:'Schnittpunkte Normalverteilung'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3.42659119055631E-019">
                <text:p>3.42659119055631E-019</text:p>
              </table:table-cell>
              <table:table-cell office:value-type="float" office:value="2.34759767898757E-035">
                <text:p>2.34759767898757E-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6.51055884397383E-018">
                <text:p>6.51055884397383E-018</text:p>
              </table:table-cell>
              <table:table-cell office:value-type="float" office:value="1.07319186783153E-032">
                <text:p>1.07319186783153E-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1.10692781497574E-016">
                <text:p>1.10692781497574E-016</text:p>
              </table:table-cell>
              <table:table-cell office:value-type="float" office:value="3.8208277057936E-030">
                <text:p>3.8208277057936E-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1.68409036117896E-015">
                <text:p>1.68409036117896E-015</text:p>
              </table:table-cell>
              <table:table-cell office:value-type="float" office:value="1.05940962675468E-027">
                <text:p>1.05940962675468E-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.0000000000000229274913035561">
                <text:p>0.0000000000000229274913035561</text:p>
              </table:table-cell>
              <table:table-cell office:value-type="float" office:value="2.2876877952604E-025">
                <text:p>2.2876877952604E-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.000000000000279314024339656">
                <text:p>0.000000000000279314024339656</text:p>
              </table:table-cell>
              <table:table-cell office:value-type="float" office:value="3.84729931335321E-023">
                <text:p>3.84729931335321E-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.0000000000030449068027882">
                <text:p>0.0000000000030449068027882</text:p>
              </table:table-cell>
              <table:table-cell office:value-type="float" office:value="5.03896769715001E-021">
                <text:p>5.03896769715001E-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0.0000000000297030006245072">
                <text:p>0.0000000000297030006245072</text:p>
              </table:table-cell>
              <table:table-cell office:value-type="float" office:value="5.13988678583446E-019">
                <text:p>5.13988678583446E-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0.00000000025928160226899">
                <text:p>0.00000000025928160226899</text:p>
              </table:table-cell>
              <table:table-cell office:value-type="float" office:value="4.08311781583478E-017">
                <text:p>4.08311781583478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0.00000000202529428327443">
                <text:p>0.00000000202529428327443</text:p>
              </table:table-cell>
              <table:table-cell office:value-type="float" office:value="2.52613554176845E-015">
                <text:p>2.52613554176845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.0000000141562958215163">
                <text:p>0.0000000141562958215163</text:p>
              </table:table-cell>
              <table:table-cell office:value-type="float" office:value="0.000000000000121716026651451">
                <text:p>0.000000000000121716026651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.0000000885433969507304">
                <text:p>0.0000000885433969507304</text:p>
              </table:table-cell>
              <table:table-cell office:value-type="float" office:value="0.0000000000045673602041823">
                <text:p>0.0000000000045673602041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0.000000495573171578099">
                <text:p>0.000000495573171578099</text:p>
              </table:table-cell>
              <table:table-cell office:value-type="float" office:value="0.000000000133477830738143">
                <text:p>0.000000000133477830738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0.00000248201529021">
                <text:p>0.00000248201529021</text:p>
              </table:table-cell>
              <table:table-cell office:value-type="float" office:value="0.00000000303794142491164">
                <text:p>0.00000000303794142491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000111236207985461">
                <text:p>0.0000111236207985461</text:p>
              </table:table-cell>
              <table:table-cell office:value-type="float" office:value="0.0000000538488002127164">
                <text:p>0.0000000538488002127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0.0000446100752549618">
                <text:p>0.0000446100752549618</text:p>
              </table:table-cell>
              <table:table-cell office:value-type="float" office:value="0.000000743359757367149">
                <text:p>0.000000743359757367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0.00016009021720694">
                <text:p>0.00016009021720694</text:p>
              </table:table-cell>
              <table:table-cell office:value-type="float" office:value="0.00000799187055345274">
                <text:p>0.00000799187055345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0.000514092998763702">
                <text:p>0.000514092998763702</text:p>
              </table:table-cell>
              <table:table-cell office:value-type="float" office:value="0.0000669151128824427">
                <text:p>0.0000669151128824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.00147728280397934">
                <text:p>0.00147728280397934</text:p>
              </table:table-cell>
              <table:table-cell office:value-type="float" office:value="0.00043634134752288">
                <text:p>0.00043634134752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379866200793248">
                <text:p>0.00379866200793248</text:p>
              </table:table-cell>
              <table:table-cell office:value-type="float" office:value="0.002215924205969">
                <text:p>0.002215924205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0874062969790316">
                <text:p>0.00874062969790316</text:p>
              </table:table-cell>
              <table:table-cell office:value-type="float" office:value="0.00876415024678427">
                <text:p>0.00876415024678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79969888377294">
                <text:p>0.0179969888377294</text:p>
              </table:table-cell>
              <table:table-cell office:value-type="float" office:value="0.026995483256594">
                <text:p>0.026995483256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31590462642496">
                <text:p>0.0331590462642496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0546700248919979">
                <text:p>0.0546700248919979</text:p>
              </table:table-cell>
              <table:table-cell office:value-type="float" office:value="0.120985362259572">
                <text:p>0.120985362259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806569081730478">
                <text:p>0.0806569081730478</text:p>
              </table:table-cell>
              <table:table-cell office:value-type="float" office:value="0.17603266338215">
                <text:p>0.17603266338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106482668507451">
                <text:p>0.106482668507451</text:p>
              </table:table-cell>
              <table:table-cell office:value-type="float" office:value="0.199471140200716">
                <text:p>0.199471140200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125794409230998">
                <text:p>0.125794409230998</text:p>
              </table:table-cell>
              <table:table-cell office:value-type="float" office:value="0.17603266338215">
                <text:p>0.17603266338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.132980760133811">
                <text:p>0.132980760133811</text:p>
              </table:table-cell>
              <table:table-cell office:value-type="float" office:value="0.120985362259572">
                <text:p>0.120985362259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125794409230998">
                <text:p>0.125794409230998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106482668507451">
                <text:p>0.106482668507451</text:p>
              </table:table-cell>
              <table:table-cell office:value-type="float" office:value="0.026995483256594">
                <text:p>0.026995483256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.0806569081730478">
                <text:p>0.0806569081730478</text:p>
              </table:table-cell>
              <table:table-cell office:value-type="float" office:value="0.00876415024678427">
                <text:p>0.00876415024678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.0546700248919979">
                <text:p>0.0546700248919979</text:p>
              </table:table-cell>
              <table:table-cell office:value-type="float" office:value="0.002215924205969">
                <text:p>0.0022159242059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.0331590462642496">
                <text:p>0.0331590462642496</text:p>
              </table:table-cell>
              <table:table-cell office:value-type="float" office:value="0.00043634134752288">
                <text:p>0.00043634134752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.0179969888377294">
                <text:p>0.0179969888377294</text:p>
              </table:table-cell>
              <table:table-cell office:value-type="float" office:value="0.0000669151128824427">
                <text:p>0.00006691511288244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0.00874062969790316">
                <text:p>0.00874062969790316</text:p>
              </table:table-cell>
              <table:table-cell office:value-type="float" office:value="0.00000799187055345274">
                <text:p>0.00000799187055345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0.00379866200793248">
                <text:p>0.00379866200793248</text:p>
              </table:table-cell>
              <table:table-cell office:value-type="float" office:value="0.000000743359757367149">
                <text:p>0.000000743359757367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0.00147728280397934">
                <text:p>0.00147728280397934</text:p>
              </table:table-cell>
              <table:table-cell office:value-type="float" office:value="0.0000000538488002127164">
                <text:p>0.0000000538488002127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.000514092998763702">
                <text:p>0.000514092998763702</text:p>
              </table:table-cell>
              <table:table-cell office:value-type="float" office:value="0.00000000303794142491164">
                <text:p>0.00000000303794142491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.00016009021720694">
                <text:p>0.00016009021720694</text:p>
              </table:table-cell>
              <table:table-cell office:value-type="float" office:value="0.000000000133477830738143">
                <text:p>0.000000000133477830738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.0000446100752549618">
                <text:p>0.0000446100752549618</text:p>
              </table:table-cell>
              <table:table-cell office:value-type="float" office:value="0.0000000000045673602041823">
                <text:p>0.0000000000045673602041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